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1.05pt double #000000" style:border-line-width-left="0.34pt 0.34pt 0.34pt" fo:border-right="1.05pt double #000000" style:border-line-width-right="0.34pt 0.34pt 0.34pt" fo:border-top="1.05pt double #000000" style:border-line-width-top="0.34pt 0.34pt 0.34pt"/>
    </style:style>
    <style:style style:name="ce2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dddddd" fo:border-left="1.05pt double #000000" style:border-line-width-left="0.34pt 0.34pt 0.34pt" fo:border-right="none" fo:border-top="1.05pt double #000000" style:border-line-width-top="0.34pt 0.34pt 0.34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1.05pt double #000000" style:border-line-width-bottom="0.34pt 0.34pt 0.34pt" fo:background-color="#dddddd" fo:border-left="1.05pt double #000000" style:border-line-width-left="0.34pt 0.34pt 0.34pt" fo:border-right="none" fo:border-top="none"/>
    </style:style>
    <style:style style:name="ce7" style:family="table-cell" style:parent-style-name="Default" style:data-style-name="N2">
      <style:table-cell-properties fo:border-bottom="none" fo:background-color="#dddddd" fo:border-left="0.06pt solid #000000" fo:border-right="none" fo:border-top="none"/>
    </style:style>
    <style:style style:name="ce8" style:family="table-cell" style:parent-style-name="Default" style:data-style-name="N2">
      <style:table-cell-properties fo:border-bottom="0.06pt solid #000000" fo:background-color="#dddddd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dddddd" fo:border-left="none" fo:border-right="none" fo:border-top="1.05pt double #000000" style:border-line-width-top="0.34pt 0.34pt 0.34pt"/>
    </style:style>
    <style:style style:name="ce10" style:family="table-cell" style:parent-style-name="Default">
      <style:table-cell-properties fo:border-bottom="1.05pt double #000000" style:border-line-width-bottom="0.34pt 0.34pt 0.34pt" fo:background-color="#dddddd" fo:border-left="none" fo:border-right="none" fo:border-top="none"/>
    </style:style>
    <style:style style:name="ce11" style:family="table-cell" style:parent-style-name="Default" style:data-style-name="N2">
      <style:table-cell-properties fo:background-color="#dddddd"/>
    </style:style>
    <style:style style:name="ce12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0.06pt solid #000000" fo:background-color="#dddddd" fo:border-left="none" fo:border-right="none" fo:border-top="none"/>
    </style:style>
    <style:style style:name="ce14" style:family="table-cell" style:parent-style-name="Default">
      <style:table-cell-properties fo:border-bottom="none" fo:background-color="#dddddd" fo:border-left="none" fo:border-right="1.05pt double #000000" style:border-line-width-right="0.34pt 0.34pt 0.34pt" fo:border-top="1.05pt double #000000" style:border-line-width-top="0.34pt 0.34pt 0.34pt"/>
    </style:style>
    <style:style style:name="ce15" style:family="table-cell" style:parent-style-name="Default">
      <style:table-cell-properties fo:border-bottom="1.05pt double #000000" style:border-line-width-bottom="0.34pt 0.34pt 0.34pt" fo:background-color="#dddddd" fo:border-left="none" fo:border-right="1.05pt double #000000" style:border-line-width-right="0.34pt 0.34pt 0.34pt" fo:border-top="none"/>
    </style:style>
    <style:style style:name="ce16" style:family="table-cell" style:parent-style-name="Default" style:data-style-name="N2">
      <style:table-cell-properties fo:border-bottom="none" fo:background-color="#b2b2b2" fo:border-left="none" fo:border-right="0.06pt solid #000000" fo:border-top="none"/>
    </style:style>
    <style:style style:name="ce17" style:family="table-cell" style:parent-style-name="Default" style:data-style-name="N2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0.06pt solid #000000" fo:background-color="#b2b2b2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fffff" fo:border-left="1.05pt double #000000" style:border-line-width-left="0.34pt 0.34pt 0.34pt" fo:border-right="none" fo:border-top="1.05pt double #000000" style:border-line-width-top="0.34pt 0.34pt 0.34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fo:border-bottom="1.05pt double #000000" style:border-line-width-bottom="0.34pt 0.34pt 0.34pt" fo:background-color="#ffffff" fo:border-left="1.05pt double #000000" style:border-line-width-left="0.34pt 0.34pt 0.34pt" fo:border-right="none" fo:border-top="none"/>
    </style:style>
    <style:style style:name="ce21" style:family="table-cell" style:parent-style-name="Default" style:data-style-name="N2">
      <style:table-cell-properties fo:border-bottom="none" fo:background-color="#ffffff" fo:border-left="0.06pt solid #000000" fo:border-right="none" fo:border-top="none"/>
    </style:style>
    <style:style style:name="ce22" style:family="table-cell" style:parent-style-name="Default" style:data-style-name="N2">
      <style:table-cell-properties fo:border-bottom="0.06pt solid #000000" fo:background-color="#ffffff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ffffff" fo:border-left="none" fo:border-right="none" fo:border-top="1.05pt double #000000" style:border-line-width-top="0.34pt 0.34pt 0.34pt"/>
    </style:style>
    <style:style style:name="ce24" style:family="table-cell" style:parent-style-name="Default">
      <style:table-cell-properties fo:border-bottom="1.05pt double #000000" style:border-line-width-bottom="0.34pt 0.34pt 0.34pt" fo:background-color="#ffffff" fo:border-left="none" fo:border-right="none" fo:border-top="none"/>
    </style:style>
    <style:style style:name="ce25" style:family="table-cell" style:parent-style-name="Default" style:data-style-name="N2">
      <style:table-cell-properties fo:background-color="#ffffff"/>
    </style:style>
    <style:style style:name="ce26" style:family="table-cell" style:parent-style-name="Default" style:data-style-name="N2">
      <style:table-cell-properties fo:background-color="#ffffff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order-bottom="0.06pt solid #000000" fo:background-color="#ffffff" fo:border-left="none" fo:border-right="none" fo:border-top="none"/>
    </style:style>
    <style:style style:name="ce28" style:family="table-cell" style:parent-style-name="Default">
      <style:table-cell-properties fo:border-bottom="none" fo:background-color="#ffffff" fo:border-left="none" fo:border-right="1.05pt double #000000" style:border-line-width-right="0.34pt 0.34pt 0.34pt" fo:border-top="1.05pt double #000000" style:border-line-width-top="0.34pt 0.34pt 0.34pt"/>
    </style:style>
    <style:style style:name="ce29" style:family="table-cell" style:parent-style-name="Default">
      <style:table-cell-properties fo:border-bottom="1.05pt double #000000" style:border-line-width-bottom="0.34pt 0.34pt 0.34pt" fo:background-color="#ffffff" fo:border-left="none" fo:border-right="1.05pt double #000000" style:border-line-width-right="0.34pt 0.34pt 0.34pt" fo:border-top="none"/>
    </style:style>
    <style:style style:name="ce30" style:family="table-cell" style:parent-style-name="Default" style:data-style-name="N2">
      <style:table-cell-properties fo:border-bottom="none" fo:background-color="#dddddd" fo:border-left="none" fo:border-right="0.06pt solid #000000" fo:border-top="none"/>
    </style:style>
    <style:style style:name="ce31" style:family="table-cell" style:parent-style-name="Default" style:data-style-name="N2">
      <style:table-cell-properties fo:border-bottom="none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-bottom="0.06pt solid #000000" fo:background-color="#dddddd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" table:style-name="ta1">
        <table:shapes>
          <draw:frame draw:z-index="0" draw:style-name="gr1" draw:text-style-name="P1" svg:width="453.77pt" svg:height="255.15pt" svg:x="6.46pt" svg:y="188.28pt">
            <loext:p draw:notify-on-update-of-ranges="graph.A2:graph.A12 input.A1:input.A1 graph.C2:graph.C12 input.A1:input.A1 graph.B2:graph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.93pt" svg:y="438.55pt">
            <loext:p draw:notify-on-update-of-ranges="graph.A2:graph.A12 input.A1:input.A1 graph.F2:graph.F12 input.A1:input.A1 graph.E2:graph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55.39pt" svg:y="188.56pt">
            <loext:p draw:notify-on-update-of-ranges="graph.A2:graph.A12 input.A1:input.A1 graph.I2:graph.I12 input.A1:input.A1 graph.H2:graph.H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74pt" svg:height="255.17pt" svg:x="456.35pt" svg:y="441.81pt">
            <loext:p draw:notify-on-update-of-ranges="graph.A2:graph.A12 input.A1:input.A1 graph.L2:graph.L12 input.A1:input.A1 graph.K2:graph.K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1" table:default-cell-style-name="ce11"/>
        <table:table-column table:style-name="co1" table:default-cell-style-name="ce16"/>
        <table:table-column table:style-name="co1" table:default-cell-style-name="ce21"/>
        <table:table-column table:style-name="co1" table:default-cell-style-name="ce25"/>
        <table:table-column table:style-name="co1" table:default-cell-style-name="ce30"/>
        <table:table-column table:style-name="co1" table:default-cell-style-name="ce7"/>
        <table:table-column table:style-name="co1" table:default-cell-style-name="ce11"/>
        <table:table-column table:style-name="co1" table:default-cell-style-name="ce16"/>
        <table:table-column table:style-name="co1" table:default-cell-style-name="ce21"/>
        <table:table-column table:style-name="co1" table:default-cell-style-name="ce25"/>
        <table:table-column table:style-name="co1" table:default-cell-style-name="ce30"/>
        <table:table-row table:style-name="ro1">
          <table:table-cell table:style-name="ce1" office:value-type="string" calcext:value-type="string">
            <text:p>Test duration</text:p>
          </table:table-cell>
          <table:table-cell table:style-name="ce5" office:value-type="string" calcext:value-type="string">
            <text:p>Aiohttp RPS</text:p>
          </table:table-cell>
          <table:table-cell table:style-name="ce9"/>
          <table:table-cell table:style-name="ce14"/>
          <table:table-cell table:style-name="ce19" office:value-type="string" calcext:value-type="string">
            <text:p>Curio + h11 RPS</text:p>
          </table:table-cell>
          <table:table-cell table:style-name="ce23"/>
          <table:table-cell table:style-name="ce28"/>
          <table:table-cell table:style-name="ce5" office:value-type="string" calcext:value-type="string">
            <text:p>Gevent pywsgi RPS</text:p>
          </table:table-cell>
          <table:table-cell table:style-name="ce9"/>
          <table:table-cell table:style-name="ce14"/>
          <table:table-cell table:style-name="ce19" office:value-type="string" calcext:value-type="string">
            <text:p>Tornado web RPS</text:p>
          </table:table-cell>
          <table:table-cell table:style-name="ce23"/>
          <table:table-cell table:style-name="ce2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6" office:value-type="string" calcext:value-type="string">
            <text:p>Cpython</text:p>
          </table:table-cell>
          <table:table-cell table:style-name="ce10" office:value-type="string" calcext:value-type="string">
            <text:p>PyPy</text:p>
          </table:table-cell>
          <table:table-cell table:style-name="ce15" office:value-type="string" calcext:value-type="string">
            <text:p>speedup x</text:p>
          </table:table-cell>
          <table:table-cell table:style-name="ce20" office:value-type="string" calcext:value-type="string">
            <text:p>Cpython</text:p>
          </table:table-cell>
          <table:table-cell table:style-name="ce24" office:value-type="string" calcext:value-type="string">
            <text:p>PyPy</text:p>
          </table:table-cell>
          <table:table-cell table:style-name="ce29" office:value-type="string" calcext:value-type="string">
            <text:p>speedup x</text:p>
          </table:table-cell>
          <table:table-cell table:style-name="ce6" office:value-type="string" calcext:value-type="string">
            <text:p>Cpython</text:p>
          </table:table-cell>
          <table:table-cell table:style-name="ce10" office:value-type="string" calcext:value-type="string">
            <text:p>PyPy</text:p>
          </table:table-cell>
          <table:table-cell table:style-name="ce15" office:value-type="string" calcext:value-type="string">
            <text:p>speedup x</text:p>
          </table:table-cell>
          <table:table-cell table:style-name="ce20" office:value-type="string" calcext:value-type="string">
            <text:p>Cpython</text:p>
          </table:table-cell>
          <table:table-cell table:style-name="ce24" office:value-type="string" calcext:value-type="string">
            <text:p>PyPy</text:p>
          </table:table-cell>
          <table:table-cell table:style-name="ce29" office:value-type="string" calcext:value-type="string">
            <text:p>speedup 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18.87" calcext:value-type="float">
            <text:p>2018.87</text:p>
          </table:table-cell>
          <table:table-cell office:value-type="float" office:value="1004.95" calcext:value-type="float">
            <text:p>1004.95</text:p>
          </table:table-cell>
          <table:table-cell table:formula="of:=[.C3]/[.B3]" office:value-type="float" office:value="0.497778460227751" calcext:value-type="float">
            <text:p>0.50</text:p>
          </table:table-cell>
          <table:table-cell office:value-type="float" office:value="2934.18" calcext:value-type="float">
            <text:p>2934.18</text:p>
          </table:table-cell>
          <table:table-cell office:value-type="float" office:value="2930.7" calcext:value-type="float">
            <text:p>2930.70</text:p>
          </table:table-cell>
          <table:table-cell table:formula="of:=[.F3]/[.E3]" office:value-type="float" office:value="0.998813978692514" calcext:value-type="float">
            <text:p>1.00</text:p>
          </table:table-cell>
          <table:table-cell office:value-type="float" office:value="5217.59" calcext:value-type="float">
            <text:p>5217.59</text:p>
          </table:table-cell>
          <table:table-cell office:value-type="float" office:value="4965.98" calcext:value-type="float">
            <text:p>4965.98</text:p>
          </table:table-cell>
          <table:table-cell table:formula="of:=[.I3]/[.H3]" office:value-type="float" office:value="0.95177658650833" calcext:value-type="float">
            <text:p>0.95</text:p>
          </table:table-cell>
          <table:table-cell office:value-type="float" office:value="1709.3" calcext:value-type="float">
            <text:p>1709.30</text:p>
          </table:table-cell>
          <table:table-cell office:value-type="float" office:value="904.38" calcext:value-type="float">
            <text:p>904.38</text:p>
          </table:table-cell>
          <table:table-cell table:formula="of:=[.L3]/[.K3]" office:value-type="float" office:value="0.529093781079974" calcext:value-type="float">
            <text:p>0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76.58" calcext:value-type="float">
            <text:p>2276.58</text:p>
          </table:table-cell>
          <table:table-cell office:value-type="float" office:value="1417.03" calcext:value-type="float">
            <text:p>1417.03</text:p>
          </table:table-cell>
          <table:table-cell table:formula="of:=[.C4]/[.B4]" office:value-type="float" office:value="0.622438043029456" calcext:value-type="float">
            <text:p>0.62</text:p>
          </table:table-cell>
          <table:table-cell office:value-type="float" office:value="2965.11" calcext:value-type="float">
            <text:p>2965.11</text:p>
          </table:table-cell>
          <table:table-cell office:value-type="float" office:value="10821.3" calcext:value-type="float">
            <text:p>10821.30</text:p>
          </table:table-cell>
          <table:table-cell table:formula="of:=[.F4]/[.E4]" office:value-type="float" office:value="3.64954419903477" calcext:value-type="float">
            <text:p>3.65</text:p>
          </table:table-cell>
          <table:table-cell office:value-type="float" office:value="5134.84" calcext:value-type="float">
            <text:p>5134.84</text:p>
          </table:table-cell>
          <table:table-cell office:value-type="float" office:value="15796.94" calcext:value-type="float">
            <text:p>15796.94</text:p>
          </table:table-cell>
          <table:table-cell table:formula="of:=[.I4]/[.H4]" office:value-type="float" office:value="3.07642302389169" calcext:value-type="float">
            <text:p>3.08</text:p>
          </table:table-cell>
          <table:table-cell office:value-type="float" office:value="1653.82" calcext:value-type="float">
            <text:p>1653.82</text:p>
          </table:table-cell>
          <table:table-cell office:value-type="float" office:value="917.63" calcext:value-type="float">
            <text:p>917.63</text:p>
          </table:table-cell>
          <table:table-cell table:formula="of:=[.L4]/[.K4]" office:value-type="float" office:value="0.554854820959959" calcext:value-type="float">
            <text:p>0.5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16.7" calcext:value-type="float">
            <text:p>2316.70</text:p>
          </table:table-cell>
          <table:table-cell office:value-type="float" office:value="4135.88" calcext:value-type="float">
            <text:p>4135.88</text:p>
          </table:table-cell>
          <table:table-cell table:formula="of:=[.C5]/[.B5]" office:value-type="float" office:value="1.78524625544956" calcext:value-type="float">
            <text:p>1.79</text:p>
          </table:table-cell>
          <table:table-cell office:value-type="float" office:value="3284.71" calcext:value-type="float">
            <text:p>3284.71</text:p>
          </table:table-cell>
          <table:table-cell office:value-type="float" office:value="12873.37" calcext:value-type="float">
            <text:p>12873.37</text:p>
          </table:table-cell>
          <table:table-cell table:formula="of:=[.F5]/[.E5]" office:value-type="float" office:value="3.9191800798244" calcext:value-type="float">
            <text:p>3.92</text:p>
          </table:table-cell>
          <table:table-cell office:value-type="float" office:value="5555.6" calcext:value-type="float">
            <text:p>5555.60</text:p>
          </table:table-cell>
          <table:table-cell office:value-type="float" office:value="15958.4" calcext:value-type="float">
            <text:p>15958.40</text:p>
          </table:table-cell>
          <table:table-cell table:formula="of:=[.I5]/[.H5]" office:value-type="float" office:value="2.87248902008784" calcext:value-type="float">
            <text:p>2.87</text:p>
          </table:table-cell>
          <table:table-cell office:value-type="float" office:value="1595.18" calcext:value-type="float">
            <text:p>1595.18</text:p>
          </table:table-cell>
          <table:table-cell office:value-type="float" office:value="2248.25" calcext:value-type="float">
            <text:p>2248.25</text:p>
          </table:table-cell>
          <table:table-cell table:formula="of:=[.L5]/[.K5]" office:value-type="float" office:value="1.40940207374716" calcext:value-type="float">
            <text:p>1.4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71.31" calcext:value-type="float">
            <text:p>2271.31</text:p>
          </table:table-cell>
          <table:table-cell office:value-type="float" office:value="10840.75" calcext:value-type="float">
            <text:p>10840.75</text:p>
          </table:table-cell>
          <table:table-cell table:formula="of:=[.C6]/[.B6]" office:value-type="float" office:value="4.77290638442133" calcext:value-type="float">
            <text:p>4.77</text:p>
          </table:table-cell>
          <table:table-cell office:value-type="float" office:value="3237.5" calcext:value-type="float">
            <text:p>3237.50</text:p>
          </table:table-cell>
          <table:table-cell office:value-type="float" office:value="12752.06" calcext:value-type="float">
            <text:p>12752.06</text:p>
          </table:table-cell>
          <table:table-cell table:formula="of:=[.F6]/[.E6]" office:value-type="float" office:value="3.93886023166023" calcext:value-type="float">
            <text:p>3.94</text:p>
          </table:table-cell>
          <table:table-cell office:value-type="float" office:value="5724.8" calcext:value-type="float">
            <text:p>5724.80</text:p>
          </table:table-cell>
          <table:table-cell office:value-type="float" office:value="15741.67" calcext:value-type="float">
            <text:p>15741.67</text:p>
          </table:table-cell>
          <table:table-cell table:formula="of:=[.I6]/[.H6]" office:value-type="float" office:value="2.74973274175517" calcext:value-type="float">
            <text:p>2.75</text:p>
          </table:table-cell>
          <table:table-cell office:value-type="float" office:value="1554.14" calcext:value-type="float">
            <text:p>1554.14</text:p>
          </table:table-cell>
          <table:table-cell office:value-type="float" office:value="7592.78" calcext:value-type="float">
            <text:p>7592.78</text:p>
          </table:table-cell>
          <table:table-cell table:formula="of:=[.L6]/[.K6]" office:value-type="float" office:value="4.88551867914087" calcext:value-type="float">
            <text:p>4.8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89.04" calcext:value-type="float">
            <text:p>2289.04</text:p>
          </table:table-cell>
          <table:table-cell office:value-type="float" office:value="12217.82" calcext:value-type="float">
            <text:p>12217.82</text:p>
          </table:table-cell>
          <table:table-cell table:formula="of:=[.C7]/[.B7]" office:value-type="float" office:value="5.337530143641" calcext:value-type="float">
            <text:p>5.34</text:p>
          </table:table-cell>
          <table:table-cell office:value-type="float" office:value="3186.69" calcext:value-type="float">
            <text:p>3186.69</text:p>
          </table:table-cell>
          <table:table-cell office:value-type="float" office:value="12660.43" calcext:value-type="float">
            <text:p>12660.43</text:p>
          </table:table-cell>
          <table:table-cell table:formula="of:=[.F7]/[.E7]" office:value-type="float" office:value="3.97290919417954" calcext:value-type="float">
            <text:p>3.97</text:p>
          </table:table-cell>
          <table:table-cell office:value-type="float" office:value="5710" calcext:value-type="float">
            <text:p>5710.00</text:p>
          </table:table-cell>
          <table:table-cell office:value-type="float" office:value="15407.11" calcext:value-type="float">
            <text:p>15407.11</text:p>
          </table:table-cell>
          <table:table-cell table:formula="of:=[.I7]/[.H7]" office:value-type="float" office:value="2.69826795096322" calcext:value-type="float">
            <text:p>2.70</text:p>
          </table:table-cell>
          <table:table-cell office:value-type="float" office:value="1526.63" calcext:value-type="float">
            <text:p>1526.63</text:p>
          </table:table-cell>
          <table:table-cell office:value-type="float" office:value="8298.43" calcext:value-type="float">
            <text:p>8298.43</text:p>
          </table:table-cell>
          <table:table-cell table:formula="of:=[.L7]/[.K7]" office:value-type="float" office:value="5.43578339217754" calcext:value-type="float">
            <text:p>5.4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83.72" calcext:value-type="float">
            <text:p>2183.72</text:p>
          </table:table-cell>
          <table:table-cell office:value-type="float" office:value="11897.31" calcext:value-type="float">
            <text:p>11897.31</text:p>
          </table:table-cell>
          <table:table-cell table:formula="of:=[.C8]/[.B8]" office:value-type="float" office:value="5.44818474896049" calcext:value-type="float">
            <text:p>5.45</text:p>
          </table:table-cell>
          <table:table-cell office:value-type="float" office:value="3269.21" calcext:value-type="float">
            <text:p>3269.21</text:p>
          </table:table-cell>
          <table:table-cell table:style-name="ce26" office:value-type="float" office:value="12372.59" calcext:value-type="float">
            <text:p>12372.59</text:p>
          </table:table-cell>
          <table:table-cell table:style-name="ce31" table:formula="of:=[.F8]/[.E8]" office:value-type="float" office:value="3.78458098439684" calcext:value-type="float">
            <text:p>3.78</text:p>
          </table:table-cell>
          <table:table-cell office:value-type="float" office:value="5737.51" calcext:value-type="float">
            <text:p>5737.51</text:p>
          </table:table-cell>
          <table:table-cell office:value-type="float" office:value="15786.01" calcext:value-type="float">
            <text:p>15786.01</text:p>
          </table:table-cell>
          <table:table-cell table:formula="of:=[.I8]/[.H8]" office:value-type="float" office:value="2.75136949652375" calcext:value-type="float">
            <text:p>2.75</text:p>
          </table:table-cell>
          <table:table-cell office:value-type="float" office:value="1489.39" calcext:value-type="float">
            <text:p>1489.39</text:p>
          </table:table-cell>
          <table:table-cell office:value-type="float" office:value="8220.94" calcext:value-type="float">
            <text:p>8220.94</text:p>
          </table:table-cell>
          <table:table-cell table:formula="of:=[.L8]/[.K8]" office:value-type="float" office:value="5.5196691262866" calcext:value-type="float">
            <text:p>5.5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76.67" calcext:value-type="float">
            <text:p>2276.67</text:p>
          </table:table-cell>
          <table:table-cell office:value-type="float" office:value="12121.5" calcext:value-type="float">
            <text:p>12121.50</text:p>
          </table:table-cell>
          <table:table-cell table:formula="of:=[.C9]/[.B9]" office:value-type="float" office:value="5.324223537008" calcext:value-type="float">
            <text:p>5.32</text:p>
          </table:table-cell>
          <table:table-cell office:value-type="float" office:value="3281.59" calcext:value-type="float">
            <text:p>3281.59</text:p>
          </table:table-cell>
          <table:table-cell office:value-type="float" office:value="11585.86" calcext:value-type="float">
            <text:p>11585.86</text:p>
          </table:table-cell>
          <table:table-cell table:formula="of:=[.F9]/[.E9]" office:value-type="float" office:value="3.53056292833657" calcext:value-type="float">
            <text:p>3.53</text:p>
          </table:table-cell>
          <table:table-cell office:value-type="float" office:value="5701.37" calcext:value-type="float">
            <text:p>5701.37</text:p>
          </table:table-cell>
          <table:table-cell table:style-name="ce12" office:value-type="float" office:value="16378.29" calcext:value-type="float">
            <text:p>16378.29</text:p>
          </table:table-cell>
          <table:table-cell table:style-name="ce17" table:formula="of:=[.I9]/[.H9]" office:value-type="float" office:value="2.87269375606214" calcext:value-type="float">
            <text:p>2.87</text:p>
          </table:table-cell>
          <table:table-cell office:value-type="float" office:value="1487.18" calcext:value-type="float">
            <text:p>1487.18</text:p>
          </table:table-cell>
          <table:table-cell table:style-name="ce26" office:value-type="float" office:value="8702.57" calcext:value-type="float">
            <text:p>8702.57</text:p>
          </table:table-cell>
          <table:table-cell table:style-name="ce31" table:formula="of:=[.L9]/[.K9]" office:value-type="float" office:value="5.85172608561169" calcext:value-type="float">
            <text:p>5.8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80.95" calcext:value-type="float">
            <text:p>2280.95</text:p>
          </table:table-cell>
          <table:table-cell office:value-type="float" office:value="12313.87" calcext:value-type="float">
            <text:p>12313.87</text:p>
          </table:table-cell>
          <table:table-cell table:formula="of:=[.C10]/[.B10]" office:value-type="float" office:value="5.3985707709507" calcext:value-type="float">
            <text:p>5.40</text:p>
          </table:table-cell>
          <table:table-cell office:value-type="float" office:value="3160.8" calcext:value-type="float">
            <text:p>3160.80</text:p>
          </table:table-cell>
          <table:table-cell office:value-type="float" office:value="12296.97" calcext:value-type="float">
            <text:p>12296.97</text:p>
          </table:table-cell>
          <table:table-cell table:formula="of:=[.F10]/[.E10]" office:value-type="float" office:value="3.89046127562642" calcext:value-type="float">
            <text:p>3.89</text:p>
          </table:table-cell>
          <table:table-cell office:value-type="float" office:value="5693.74" calcext:value-type="float">
            <text:p>5693.74</text:p>
          </table:table-cell>
          <table:table-cell office:value-type="float" office:value="15466.21" calcext:value-type="float">
            <text:p>15466.21</text:p>
          </table:table-cell>
          <table:table-cell table:formula="of:=[.I10]/[.H10]" office:value-type="float" office:value="2.71635339864483" calcext:value-type="float">
            <text:p>2.72</text:p>
          </table:table-cell>
          <table:table-cell office:value-type="float" office:value="1465.55" calcext:value-type="float">
            <text:p>1465.55</text:p>
          </table:table-cell>
          <table:table-cell office:value-type="float" office:value="8526.61" calcext:value-type="float">
            <text:p>8526.61</text:p>
          </table:table-cell>
          <table:table-cell table:formula="of:=[.L10]/[.K10]" office:value-type="float" office:value="5.81802736174133" calcext:value-type="float">
            <text:p>5.8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69.89" calcext:value-type="float">
            <text:p>2269.89</text:p>
          </table:table-cell>
          <table:table-cell table:style-name="ce12" office:value-type="float" office:value="12364.81" calcext:value-type="float">
            <text:p>12364.81</text:p>
          </table:table-cell>
          <table:table-cell table:style-name="ce17" table:formula="of:=[.C11]/[.B11]" office:value-type="float" office:value="5.44731683033099" calcext:value-type="float">
            <text:p>5.45</text:p>
          </table:table-cell>
          <table:table-cell office:value-type="float" office:value="2923.2" calcext:value-type="float">
            <text:p>2923.20</text:p>
          </table:table-cell>
          <table:table-cell office:value-type="float" office:value="12312.87" calcext:value-type="float">
            <text:p>12312.87</text:p>
          </table:table-cell>
          <table:table-cell table:formula="of:=[.F11]/[.E11]" office:value-type="float" office:value="4.21212027914614" calcext:value-type="float">
            <text:p>4.21</text:p>
          </table:table-cell>
          <table:table-cell office:value-type="float" office:value="5690.63" calcext:value-type="float">
            <text:p>5690.63</text:p>
          </table:table-cell>
          <table:table-cell office:value-type="float" office:value="14477.26" calcext:value-type="float">
            <text:p>14477.26</text:p>
          </table:table-cell>
          <table:table-cell table:formula="of:=[.I11]/[.H11]" office:value-type="float" office:value="2.54405224026162" calcext:value-type="float">
            <text:p>2.54</text:p>
          </table:table-cell>
          <table:table-cell office:value-type="float" office:value="1429.17" calcext:value-type="float">
            <text:p>1429.17</text:p>
          </table:table-cell>
          <table:table-cell office:value-type="float" office:value="8414.84" calcext:value-type="float">
            <text:p>8414.84</text:p>
          </table:table-cell>
          <table:table-cell table:formula="of:=[.L11]/[.K11]" office:value-type="float" office:value="5.88792096111729" calcext:value-type="float">
            <text:p>5.89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8" office:value-type="float" office:value="2302.62" calcext:value-type="float">
            <text:p>2302.62</text:p>
          </table:table-cell>
          <table:table-cell table:style-name="ce13" office:value-type="float" office:value="11776.81" calcext:value-type="float">
            <text:p>11776.81</text:p>
          </table:table-cell>
          <table:table-cell table:style-name="ce18" table:formula="of:=[.C12]/[.B12]" office:value-type="float" office:value="5.11452606161677" calcext:value-type="float">
            <text:p>5.11</text:p>
          </table:table-cell>
          <table:table-cell table:style-name="ce22" office:value-type="float" office:value="3251.61" calcext:value-type="float">
            <text:p>3251.61</text:p>
          </table:table-cell>
          <table:table-cell table:style-name="ce27" office:value-type="float" office:value="11020.16" calcext:value-type="float">
            <text:p>11020.16</text:p>
          </table:table-cell>
          <table:table-cell table:style-name="ce32" table:formula="of:=[.F12]/[.E12]" office:value-type="float" office:value="3.38913953395395" calcext:value-type="float">
            <text:p>3.39</text:p>
          </table:table-cell>
          <table:table-cell table:style-name="ce8" office:value-type="float" office:value="5662.38" calcext:value-type="float">
            <text:p>5662.38</text:p>
          </table:table-cell>
          <table:table-cell table:style-name="ce13" office:value-type="float" office:value="14628.61" calcext:value-type="float">
            <text:p>14628.61</text:p>
          </table:table-cell>
          <table:table-cell table:style-name="ce18" table:formula="of:=[.I12]/[.H12]" office:value-type="float" office:value="2.5834737336597" calcext:value-type="float">
            <text:p>2.58</text:p>
          </table:table-cell>
          <table:table-cell table:style-name="ce22" office:value-type="float" office:value="1418.19" calcext:value-type="float">
            <text:p>1418.19</text:p>
          </table:table-cell>
          <table:table-cell table:style-name="ce27" office:value-type="float" office:value="8096.8" calcext:value-type="float">
            <text:p>8096.80</text:p>
          </table:table-cell>
          <table:table-cell table:style-name="ce32" table:formula="of:=[.L12]/[.K12]" office:value-type="float" office:value="5.7092491133064" calcext:value-type="float">
            <text:p>5.71</text:p>
          </table:table-cell>
        </table:table-row>
      </table:table>
      <table:table table:name="input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aiohttp cpy</text:p>
          </table:table-cell>
          <table:table-cell office:value-type="string" calcext:value-type="string">
            <text:p>aiohttp pypy</text:p>
          </table:table-cell>
          <table:table-cell office:value-type="string" calcext:value-type="string">
            <text:p>curio cpy</text:p>
          </table:table-cell>
          <table:table-cell office:value-type="string" calcext:value-type="string">
            <text:p>curio pypy</text:p>
          </table:table-cell>
          <table:table-cell office:value-type="string" calcext:value-type="string">
            <text:p>gevent cpy</text:p>
          </table:table-cell>
          <table:table-cell office:value-type="string" calcext:value-type="string">
            <text:p>gevent pypy</text:p>
          </table:table-cell>
          <table:table-cell office:value-type="string" calcext:value-type="string">
            <text:p>tornado cpy</text:p>
          </table:table-cell>
          <table:table-cell office:value-type="string" calcext:value-type="string">
            <text:p>tornado pypy</text:p>
          </table:table-cell>
        </table:table-row>
        <table:table-row table:style-name="ro2">
          <table:table-cell office:value-type="float" office:value="2018.87" calcext:value-type="float">
            <text:p>2018.87</text:p>
          </table:table-cell>
          <table:table-cell office:value-type="float" office:value="1004.95" calcext:value-type="float">
            <text:p>1004.95</text:p>
          </table:table-cell>
          <table:table-cell office:value-type="float" office:value="2934.18" calcext:value-type="float">
            <text:p>2934.18</text:p>
          </table:table-cell>
          <table:table-cell office:value-type="float" office:value="2930.7" calcext:value-type="float">
            <text:p>2930.7</text:p>
          </table:table-cell>
          <table:table-cell office:value-type="float" office:value="5217.59" calcext:value-type="float">
            <text:p>5217.59</text:p>
          </table:table-cell>
          <table:table-cell office:value-type="float" office:value="4965.98" calcext:value-type="float">
            <text:p>4965.98</text:p>
          </table:table-cell>
          <table:table-cell office:value-type="float" office:value="1709.3" calcext:value-type="float">
            <text:p>1709.3</text:p>
          </table:table-cell>
          <table:table-cell office:value-type="float" office:value="904.38" calcext:value-type="float">
            <text:p>904.38</text:p>
          </table:table-cell>
        </table:table-row>
        <table:table-row table:style-name="ro2">
          <table:table-cell office:value-type="float" office:value="2276.58" calcext:value-type="float">
            <text:p>2276.58</text:p>
          </table:table-cell>
          <table:table-cell office:value-type="float" office:value="1417.03" calcext:value-type="float">
            <text:p>1417.03</text:p>
          </table:table-cell>
          <table:table-cell office:value-type="float" office:value="2965.11" calcext:value-type="float">
            <text:p>2965.11</text:p>
          </table:table-cell>
          <table:table-cell office:value-type="float" office:value="10821.3" calcext:value-type="float">
            <text:p>10821.3</text:p>
          </table:table-cell>
          <table:table-cell office:value-type="float" office:value="5134.84" calcext:value-type="float">
            <text:p>5134.84</text:p>
          </table:table-cell>
          <table:table-cell office:value-type="float" office:value="15796.94" calcext:value-type="float">
            <text:p>15796.94</text:p>
          </table:table-cell>
          <table:table-cell office:value-type="float" office:value="1653.82" calcext:value-type="float">
            <text:p>1653.82</text:p>
          </table:table-cell>
          <table:table-cell office:value-type="float" office:value="917.63" calcext:value-type="float">
            <text:p>917.63</text:p>
          </table:table-cell>
        </table:table-row>
        <table:table-row table:style-name="ro2">
          <table:table-cell office:value-type="float" office:value="2316.7" calcext:value-type="float">
            <text:p>2316.7</text:p>
          </table:table-cell>
          <table:table-cell office:value-type="float" office:value="4135.88" calcext:value-type="float">
            <text:p>4135.88</text:p>
          </table:table-cell>
          <table:table-cell office:value-type="float" office:value="3284.71" calcext:value-type="float">
            <text:p>3284.71</text:p>
          </table:table-cell>
          <table:table-cell office:value-type="float" office:value="12873.37" calcext:value-type="float">
            <text:p>12873.37</text:p>
          </table:table-cell>
          <table:table-cell office:value-type="float" office:value="5555.6" calcext:value-type="float">
            <text:p>5555.6</text:p>
          </table:table-cell>
          <table:table-cell office:value-type="float" office:value="15958.4" calcext:value-type="float">
            <text:p>15958.4</text:p>
          </table:table-cell>
          <table:table-cell office:value-type="float" office:value="1595.18" calcext:value-type="float">
            <text:p>1595.18</text:p>
          </table:table-cell>
          <table:table-cell office:value-type="float" office:value="2248.25" calcext:value-type="float">
            <text:p>2248.25</text:p>
          </table:table-cell>
        </table:table-row>
        <table:table-row table:style-name="ro2">
          <table:table-cell office:value-type="float" office:value="2271.31" calcext:value-type="float">
            <text:p>2271.31</text:p>
          </table:table-cell>
          <table:table-cell office:value-type="float" office:value="10840.75" calcext:value-type="float">
            <text:p>10840.75</text:p>
          </table:table-cell>
          <table:table-cell office:value-type="float" office:value="3237.5" calcext:value-type="float">
            <text:p>3237.5</text:p>
          </table:table-cell>
          <table:table-cell office:value-type="float" office:value="12752.06" calcext:value-type="float">
            <text:p>12752.06</text:p>
          </table:table-cell>
          <table:table-cell office:value-type="float" office:value="5724.8" calcext:value-type="float">
            <text:p>5724.8</text:p>
          </table:table-cell>
          <table:table-cell office:value-type="float" office:value="15741.67" calcext:value-type="float">
            <text:p>15741.67</text:p>
          </table:table-cell>
          <table:table-cell office:value-type="float" office:value="1554.14" calcext:value-type="float">
            <text:p>1554.14</text:p>
          </table:table-cell>
          <table:table-cell office:value-type="float" office:value="7592.78" calcext:value-type="float">
            <text:p>7592.78</text:p>
          </table:table-cell>
        </table:table-row>
        <table:table-row table:style-name="ro2">
          <table:table-cell office:value-type="float" office:value="2289.04" calcext:value-type="float">
            <text:p>2289.04</text:p>
          </table:table-cell>
          <table:table-cell office:value-type="float" office:value="12217.82" calcext:value-type="float">
            <text:p>12217.82</text:p>
          </table:table-cell>
          <table:table-cell office:value-type="float" office:value="3186.69" calcext:value-type="float">
            <text:p>3186.69</text:p>
          </table:table-cell>
          <table:table-cell office:value-type="float" office:value="12660.43" calcext:value-type="float">
            <text:p>12660.43</text:p>
          </table:table-cell>
          <table:table-cell office:value-type="float" office:value="5710" calcext:value-type="float">
            <text:p>5710</text:p>
          </table:table-cell>
          <table:table-cell office:value-type="float" office:value="15407.11" calcext:value-type="float">
            <text:p>15407.11</text:p>
          </table:table-cell>
          <table:table-cell office:value-type="float" office:value="1526.63" calcext:value-type="float">
            <text:p>1526.63</text:p>
          </table:table-cell>
          <table:table-cell office:value-type="float" office:value="8298.43" calcext:value-type="float">
            <text:p>8298.43</text:p>
          </table:table-cell>
        </table:table-row>
        <table:table-row table:style-name="ro2">
          <table:table-cell office:value-type="float" office:value="2183.72" calcext:value-type="float">
            <text:p>2183.72</text:p>
          </table:table-cell>
          <table:table-cell office:value-type="float" office:value="11897.31" calcext:value-type="float">
            <text:p>11897.31</text:p>
          </table:table-cell>
          <table:table-cell office:value-type="float" office:value="3269.21" calcext:value-type="float">
            <text:p>3269.21</text:p>
          </table:table-cell>
          <table:table-cell office:value-type="float" office:value="12372.59" calcext:value-type="float">
            <text:p>12372.59</text:p>
          </table:table-cell>
          <table:table-cell office:value-type="float" office:value="5737.51" calcext:value-type="float">
            <text:p>5737.51</text:p>
          </table:table-cell>
          <table:table-cell office:value-type="float" office:value="15786.01" calcext:value-type="float">
            <text:p>15786.01</text:p>
          </table:table-cell>
          <table:table-cell office:value-type="float" office:value="1489.39" calcext:value-type="float">
            <text:p>1489.39</text:p>
          </table:table-cell>
          <table:table-cell office:value-type="float" office:value="8220.94" calcext:value-type="float">
            <text:p>8220.94</text:p>
          </table:table-cell>
        </table:table-row>
        <table:table-row table:style-name="ro2">
          <table:table-cell office:value-type="float" office:value="2276.67" calcext:value-type="float">
            <text:p>2276.67</text:p>
          </table:table-cell>
          <table:table-cell office:value-type="float" office:value="12121.5" calcext:value-type="float">
            <text:p>12121.5</text:p>
          </table:table-cell>
          <table:table-cell office:value-type="float" office:value="3281.59" calcext:value-type="float">
            <text:p>3281.59</text:p>
          </table:table-cell>
          <table:table-cell office:value-type="float" office:value="11585.86" calcext:value-type="float">
            <text:p>11585.86</text:p>
          </table:table-cell>
          <table:table-cell office:value-type="float" office:value="5701.37" calcext:value-type="float">
            <text:p>5701.37</text:p>
          </table:table-cell>
          <table:table-cell office:value-type="float" office:value="16378.29" calcext:value-type="float">
            <text:p>16378.29</text:p>
          </table:table-cell>
          <table:table-cell office:value-type="float" office:value="1487.18" calcext:value-type="float">
            <text:p>1487.18</text:p>
          </table:table-cell>
          <table:table-cell office:value-type="float" office:value="8702.57" calcext:value-type="float">
            <text:p>8702.57</text:p>
          </table:table-cell>
        </table:table-row>
        <table:table-row table:style-name="ro2">
          <table:table-cell office:value-type="float" office:value="2280.95" calcext:value-type="float">
            <text:p>2280.95</text:p>
          </table:table-cell>
          <table:table-cell office:value-type="float" office:value="12313.87" calcext:value-type="float">
            <text:p>12313.87</text:p>
          </table:table-cell>
          <table:table-cell office:value-type="float" office:value="3160.8" calcext:value-type="float">
            <text:p>3160.8</text:p>
          </table:table-cell>
          <table:table-cell office:value-type="float" office:value="12296.97" calcext:value-type="float">
            <text:p>12296.97</text:p>
          </table:table-cell>
          <table:table-cell office:value-type="float" office:value="5693.74" calcext:value-type="float">
            <text:p>5693.74</text:p>
          </table:table-cell>
          <table:table-cell office:value-type="float" office:value="15466.21" calcext:value-type="float">
            <text:p>15466.21</text:p>
          </table:table-cell>
          <table:table-cell office:value-type="float" office:value="1465.55" calcext:value-type="float">
            <text:p>1465.55</text:p>
          </table:table-cell>
          <table:table-cell office:value-type="float" office:value="8526.61" calcext:value-type="float">
            <text:p>8526.61</text:p>
          </table:table-cell>
        </table:table-row>
        <table:table-row table:style-name="ro2">
          <table:table-cell office:value-type="float" office:value="2269.89" calcext:value-type="float">
            <text:p>2269.89</text:p>
          </table:table-cell>
          <table:table-cell office:value-type="float" office:value="12364.81" calcext:value-type="float">
            <text:p>12364.81</text:p>
          </table:table-cell>
          <table:table-cell office:value-type="float" office:value="2923.2" calcext:value-type="float">
            <text:p>2923.2</text:p>
          </table:table-cell>
          <table:table-cell office:value-type="float" office:value="12312.87" calcext:value-type="float">
            <text:p>12312.87</text:p>
          </table:table-cell>
          <table:table-cell office:value-type="float" office:value="5690.63" calcext:value-type="float">
            <text:p>5690.63</text:p>
          </table:table-cell>
          <table:table-cell office:value-type="float" office:value="14477.26" calcext:value-type="float">
            <text:p>14477.26</text:p>
          </table:table-cell>
          <table:table-cell office:value-type="float" office:value="1429.17" calcext:value-type="float">
            <text:p>1429.17</text:p>
          </table:table-cell>
          <table:table-cell office:value-type="float" office:value="8414.84" calcext:value-type="float">
            <text:p>8414.84</text:p>
          </table:table-cell>
        </table:table-row>
        <table:table-row table:style-name="ro2">
          <table:table-cell office:value-type="float" office:value="2302.62" calcext:value-type="float">
            <text:p>2302.62</text:p>
          </table:table-cell>
          <table:table-cell office:value-type="float" office:value="11776.81" calcext:value-type="float">
            <text:p>11776.81</text:p>
          </table:table-cell>
          <table:table-cell office:value-type="float" office:value="3251.61" calcext:value-type="float">
            <text:p>3251.61</text:p>
          </table:table-cell>
          <table:table-cell office:value-type="float" office:value="11020.16" calcext:value-type="float">
            <text:p>11020.16</text:p>
          </table:table-cell>
          <table:table-cell office:value-type="float" office:value="5662.38" calcext:value-type="float">
            <text:p>5662.38</text:p>
          </table:table-cell>
          <table:table-cell office:value-type="float" office:value="14628.61" calcext:value-type="float">
            <text:p>14628.61</text:p>
          </table:table-cell>
          <table:table-cell office:value-type="float" office:value="1418.19" calcext:value-type="float">
            <text:p>1418.19</text:p>
          </table:table-cell>
          <table:table-cell office:value-type="float" office:value="8096.8" calcext:value-type="float">
            <text:p>809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8:30:45.161886715</meta:creation-date>
    <dc:date>2017-03-01T08:31:17.575903785</dc:date>
    <meta:editing-duration>PT1H21M43S</meta:editing-duration>
    <meta:editing-cycles>16</meta:editing-cycles>
    <meta:generator>LibreOffice/5.1.6.2.0$Linux_X86_64 LibreOffice_project/10$Build-2</meta:generator>
    <meta:document-statistic meta:table-count="2" meta:cell-count="2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8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02cm" xlink:href=".." xlink:type="simple" chart:class="chart:bar" chart:style-name="ch1">
        <chart:title svg:x="7.182cm" svg:y="0.315cm" chart:style-name="ch2">
          <text:p>Aiohttp</text:p>
        </chart:title>
        <chart:subtitle svg:x="7.535cm" svg:y="1.275cm" chart:style-name="ch3">
          <text:p>RPS</text:p>
        </chart:subtitle>
        <chart:legend chart:legend-position="end" svg:x="13.511cm" svg:y="3.936cm" style:legend-expansion="high" chart:style-name="ch4"/>
        <chart:plot-area chart:style-name="ch5" table:cell-range-address="graph.A2:graph.C12 input.A1:input.A1" chart:data-source-has-labels="both" svg:x="0.32cm" svg:y="2.13cm" svg:width="12.871cm" svg:height="6.692cm">
          <chartooo:coordinate-region svg:x="1.605cm" svg:y="2.338cm" svg:width="11.586cm" svg:height="5.82cm"/>
          <chart:axis chart:dimension="x" chart:name="primary-x" chart:style-name="ch6" chartooo:axis-type="auto">
            <chartooo:date-scale/>
            <chart:categories table:cell-range-address="graph.A2:graph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ph.C2:graph.C12" chart:label-cell-address="input.A1:input.A1" chart:class="chart:bar">
            <chart:data-point chart:repeated="11"/>
          </chart:series>
          <chart:series chart:style-name="ch10" chart:values-cell-range-address="graph.B2:graph.B12" chart:label-cell-address="input.A1:input.A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ohttp cpy</text:p>
                <draw:g>
                  <svg:desc>input.A1:input.A1</svg:desc>
                </draw:g>
              </table:table-cell>
              <table:table-cell office:value-type="string">
                <text:p>aiohttp cpy</text:p>
                <draw:g>
                  <svg:desc>input.A1:in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conds</text:p>
                <draw:g>
                  <svg:desc>graph.A2:graph.A12</svg:desc>
                </draw:g>
              </table:table-cell>
              <table:table-cell office:value-type="float" office:value="NaN">
                <text:p>NaN</text:p>
                <draw:g>
                  <svg:desc>graph.C2:graph.C12</svg:desc>
                </draw:g>
              </table:table-cell>
              <table:table-cell office:value-type="float" office:value="NaN">
                <text:p>NaN</text:p>
                <draw:g>
                  <svg:desc>graph.B2:graph.B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4.95">
                <text:p>1004.95</text:p>
              </table:table-cell>
              <table:table-cell office:value-type="float" office:value="2018.87">
                <text:p>2018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17.03">
                <text:p>1417.03</text:p>
              </table:table-cell>
              <table:table-cell office:value-type="float" office:value="2276.58">
                <text:p>2276.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135.88">
                <text:p>4135.88</text:p>
              </table:table-cell>
              <table:table-cell office:value-type="float" office:value="2316.7">
                <text:p>2316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840.75">
                <text:p>10840.75</text:p>
              </table:table-cell>
              <table:table-cell office:value-type="float" office:value="2271.31">
                <text:p>2271.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217.82">
                <text:p>12217.82</text:p>
              </table:table-cell>
              <table:table-cell office:value-type="float" office:value="2289.04">
                <text:p>2289.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897.31">
                <text:p>11897.31</text:p>
              </table:table-cell>
              <table:table-cell office:value-type="float" office:value="2183.72">
                <text:p>2183.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121.5">
                <text:p>12121.5</text:p>
              </table:table-cell>
              <table:table-cell office:value-type="float" office:value="2276.67">
                <text:p>2276.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313.87">
                <text:p>12313.87</text:p>
              </table:table-cell>
              <table:table-cell office:value-type="float" office:value="2280.95">
                <text:p>2280.9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364.81">
                <text:p>12364.81</text:p>
              </table:table-cell>
              <table:table-cell office:value-type="float" office:value="2269.89">
                <text:p>2269.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776.81">
                <text:p>11776.81</text:p>
              </table:table-cell>
              <table:table-cell office:value-type="float" office:value="2302.62">
                <text:p>2302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8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91cm" svg:y="0.315cm" chart:style-name="ch2">
          <text:p>Curio + h11</text:p>
        </chart:title>
        <chart:subtitle svg:x="7.531cm" svg:y="1.275cm" chart:style-name="ch3">
          <text:p>RPS</text:p>
        </chart:subtitle>
        <chart:legend chart:legend-position="end" svg:x="13.502cm" svg:y="3.935cm" style:legend-expansion="high" chart:style-name="ch4"/>
        <chart:plot-area chart:style-name="ch5" table:cell-range-address="graph.A2:graph.A12 input.A1:input.A1 graph.E2:graph.F12" chart:data-source-has-labels="both" svg:x="0.32cm" svg:y="2.13cm" svg:width="12.862cm" svg:height="6.69cm">
          <chartooo:coordinate-region svg:x="1.605cm" svg:y="2.338cm" svg:width="11.577cm" svg:height="5.818cm"/>
          <chart:axis chart:dimension="x" chart:name="primary-x" chart:style-name="ch6" chartooo:axis-type="auto">
            <chartooo:date-scale/>
            <chart:categories table:cell-range-address="graph.A2:graph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ph.F2:graph.F12" chart:label-cell-address="input.A1:input.A1" chart:class="chart:bar">
            <chart:data-point chart:repeated="11"/>
          </chart:series>
          <chart:series chart:style-name="ch10" chart:values-cell-range-address="graph.E2:graph.E12" chart:label-cell-address="input.A1:input.A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ohttp cpy</text:p>
                <draw:g>
                  <svg:desc>input.A1:input.A1</svg:desc>
                </draw:g>
              </table:table-cell>
              <table:table-cell office:value-type="string">
                <text:p>aiohttp cpy</text:p>
                <draw:g>
                  <svg:desc>input.A1:in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conds</text:p>
                <draw:g>
                  <svg:desc>graph.A2:graph.A12</svg:desc>
                </draw:g>
              </table:table-cell>
              <table:table-cell office:value-type="float" office:value="NaN">
                <text:p>NaN</text:p>
                <draw:g>
                  <svg:desc>graph.F2:graph.F12</svg:desc>
                </draw:g>
              </table:table-cell>
              <table:table-cell office:value-type="float" office:value="NaN">
                <text:p>NaN</text:p>
                <draw:g>
                  <svg:desc>graph.E2:graph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30.7">
                <text:p>2930.7</text:p>
              </table:table-cell>
              <table:table-cell office:value-type="float" office:value="2934.18">
                <text:p>2934.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821.3">
                <text:p>10821.3</text:p>
              </table:table-cell>
              <table:table-cell office:value-type="float" office:value="2965.11">
                <text:p>2965.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873.37">
                <text:p>12873.37</text:p>
              </table:table-cell>
              <table:table-cell office:value-type="float" office:value="3284.71">
                <text:p>3284.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752.06">
                <text:p>12752.06</text:p>
              </table:table-cell>
              <table:table-cell office:value-type="float" office:value="3237.5">
                <text:p>3237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660.43">
                <text:p>12660.43</text:p>
              </table:table-cell>
              <table:table-cell office:value-type="float" office:value="3186.69">
                <text:p>3186.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372.59">
                <text:p>12372.59</text:p>
              </table:table-cell>
              <table:table-cell office:value-type="float" office:value="3269.21">
                <text:p>3269.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585.86">
                <text:p>11585.86</text:p>
              </table:table-cell>
              <table:table-cell office:value-type="float" office:value="3281.59">
                <text:p>3281.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296.97">
                <text:p>12296.97</text:p>
              </table:table-cell>
              <table:table-cell office:value-type="float" office:value="3160.8">
                <text:p>3160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312.87">
                <text:p>12312.87</text:p>
              </table:table-cell>
              <table:table-cell office:value-type="float" office:value="2923.2">
                <text:p>2923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020.16">
                <text:p>11020.16</text:p>
              </table:table-cell>
              <table:table-cell office:value-type="float" office:value="3251.61">
                <text:p>3251.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66cm" svg:y="0.315cm" chart:style-name="ch2">
          <text:p>Gevent pywsgi</text:p>
        </chart:title>
        <chart:subtitle svg:x="7.531cm" svg:y="1.275cm" chart:style-name="ch3">
          <text:p>RPS</text:p>
        </chart:subtitle>
        <chart:legend chart:legend-position="end" svg:x="13.502cm" svg:y="3.935cm" style:legend-expansion="high" chart:style-name="ch4"/>
        <chart:plot-area chart:style-name="ch5" table:cell-range-address="graph.A2:graph.A12 input.A1:input.A1 graph.H2:graph.I12" chart:data-source-has-labels="both" svg:x="0.32cm" svg:y="2.13cm" svg:width="12.862cm" svg:height="6.69cm">
          <chartooo:coordinate-region svg:x="1.605cm" svg:y="2.338cm" svg:width="11.577cm" svg:height="5.818cm"/>
          <chart:axis chart:dimension="x" chart:name="primary-x" chart:style-name="ch6" chartooo:axis-type="auto">
            <chartooo:date-scale/>
            <chart:categories table:cell-range-address="graph.A2:graph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ph.I2:graph.I12" chart:label-cell-address="input.A1:input.A1" chart:class="chart:bar">
            <chart:data-point chart:repeated="11"/>
          </chart:series>
          <chart:series chart:style-name="ch10" chart:values-cell-range-address="graph.H2:graph.H12" chart:label-cell-address="input.A1:input.A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ohttp cpy</text:p>
                <draw:g>
                  <svg:desc>input.A1:input.A1</svg:desc>
                </draw:g>
              </table:table-cell>
              <table:table-cell office:value-type="string">
                <text:p>aiohttp cpy</text:p>
                <draw:g>
                  <svg:desc>input.A1:in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conds</text:p>
                <draw:g>
                  <svg:desc>graph.A2:graph.A12</svg:desc>
                </draw:g>
              </table:table-cell>
              <table:table-cell office:value-type="float" office:value="NaN">
                <text:p>NaN</text:p>
                <draw:g>
                  <svg:desc>graph.I2:graph.I12</svg:desc>
                </draw:g>
              </table:table-cell>
              <table:table-cell office:value-type="float" office:value="NaN">
                <text:p>NaN</text:p>
                <draw:g>
                  <svg:desc>graph.H2:graph.H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65.98">
                <text:p>4965.98</text:p>
              </table:table-cell>
              <table:table-cell office:value-type="float" office:value="5217.59">
                <text:p>5217.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796.94">
                <text:p>15796.94</text:p>
              </table:table-cell>
              <table:table-cell office:value-type="float" office:value="5134.84">
                <text:p>5134.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958.4">
                <text:p>15958.4</text:p>
              </table:table-cell>
              <table:table-cell office:value-type="float" office:value="5555.6">
                <text:p>5555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741.67">
                <text:p>15741.67</text:p>
              </table:table-cell>
              <table:table-cell office:value-type="float" office:value="5724.8">
                <text:p>5724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407.11">
                <text:p>15407.11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786.01">
                <text:p>15786.01</text:p>
              </table:table-cell>
              <table:table-cell office:value-type="float" office:value="5737.51">
                <text:p>5737.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378.29">
                <text:p>16378.29</text:p>
              </table:table-cell>
              <table:table-cell office:value-type="float" office:value="5701.37">
                <text:p>5701.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466.21">
                <text:p>15466.21</text:p>
              </table:table-cell>
              <table:table-cell office:value-type="float" office:value="5693.74">
                <text:p>5693.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477.26">
                <text:p>14477.26</text:p>
              </table:table-cell>
              <table:table-cell office:value-type="float" office:value="5690.63">
                <text:p>5690.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628.61">
                <text:p>14628.61</text:p>
              </table:table-cell>
              <table:table-cell office:value-type="float" office:value="5662.38">
                <text:p>5662.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8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03cm" xlink:href=".." xlink:type="simple" chart:class="chart:bar" chart:style-name="ch1">
        <chart:title svg:x="6.562cm" svg:y="0.315cm" chart:style-name="ch2">
          <text:p>Tornado web</text:p>
        </chart:title>
        <chart:subtitle svg:x="7.535cm" svg:y="1.275cm" chart:style-name="ch3">
          <text:p>RPS</text:p>
        </chart:subtitle>
        <chart:legend chart:legend-position="end" svg:x="13.51cm" svg:y="3.936cm" style:legend-expansion="high" chart:style-name="ch4"/>
        <chart:plot-area chart:style-name="ch5" table:cell-range-address="graph.A2:graph.A12 input.A1:input.A1 graph.K2:graph.L12" chart:data-source-has-labels="both" svg:x="0.32cm" svg:y="2.13cm" svg:width="12.87cm" svg:height="6.693cm">
          <chartooo:coordinate-region svg:x="1.605cm" svg:y="2.338cm" svg:width="11.585cm" svg:height="5.821cm"/>
          <chart:axis chart:dimension="x" chart:name="primary-x" chart:style-name="ch6" chartooo:axis-type="auto">
            <chartooo:date-scale/>
            <chart:categories table:cell-range-address="graph.A2:graph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ph.L2:graph.L12" chart:label-cell-address="input.A1:input.A1" chart:class="chart:bar">
            <chart:data-point chart:repeated="11"/>
          </chart:series>
          <chart:series chart:style-name="ch10" chart:values-cell-range-address="graph.K2:graph.K12" chart:label-cell-address="input.A1:input.A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ohttp cpy</text:p>
                <draw:g>
                  <svg:desc>input.A1:input.A1</svg:desc>
                </draw:g>
              </table:table-cell>
              <table:table-cell office:value-type="string">
                <text:p>aiohttp cpy</text:p>
                <draw:g>
                  <svg:desc>input.A1:in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conds</text:p>
                <draw:g>
                  <svg:desc>graph.A2:graph.A12</svg:desc>
                </draw:g>
              </table:table-cell>
              <table:table-cell office:value-type="float" office:value="NaN">
                <text:p>NaN</text:p>
                <draw:g>
                  <svg:desc>graph.L2:graph.L12</svg:desc>
                </draw:g>
              </table:table-cell>
              <table:table-cell office:value-type="float" office:value="NaN">
                <text:p>NaN</text:p>
                <draw:g>
                  <svg:desc>graph.K2:graph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04.38">
                <text:p>904.38</text:p>
              </table:table-cell>
              <table:table-cell office:value-type="float" office:value="1709.3">
                <text:p>1709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17.63">
                <text:p>917.63</text:p>
              </table:table-cell>
              <table:table-cell office:value-type="float" office:value="1653.82">
                <text:p>1653.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48.25">
                <text:p>2248.25</text:p>
              </table:table-cell>
              <table:table-cell office:value-type="float" office:value="1595.18">
                <text:p>1595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592.78">
                <text:p>7592.78</text:p>
              </table:table-cell>
              <table:table-cell office:value-type="float" office:value="1554.14">
                <text:p>1554.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98.43">
                <text:p>8298.43</text:p>
              </table:table-cell>
              <table:table-cell office:value-type="float" office:value="1526.63">
                <text:p>1526.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220.94">
                <text:p>8220.94</text:p>
              </table:table-cell>
              <table:table-cell office:value-type="float" office:value="1489.39">
                <text:p>1489.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702.57">
                <text:p>8702.57</text:p>
              </table:table-cell>
              <table:table-cell office:value-type="float" office:value="1487.18">
                <text:p>1487.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526.61">
                <text:p>8526.61</text:p>
              </table:table-cell>
              <table:table-cell office:value-type="float" office:value="1465.55">
                <text:p>1465.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414.84">
                <text:p>8414.84</text:p>
              </table:table-cell>
              <table:table-cell office:value-type="float" office:value="1429.17">
                <text:p>1429.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96.8">
                <text:p>8096.8</text:p>
              </table:table-cell>
              <table:table-cell office:value-type="float" office:value="1418.19">
                <text:p>1418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